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1.9cm" fo:break-before="auto" style:use-optimal-row-height="true"/>
    </style:style>
    <style:style style:name="ro22" style:family="table-row">
      <style:table-row-properties style:row-height="1.637cm" fo:break-before="auto" style:use-optimal-row-height="true"/>
    </style:style>
    <style:style style:name="ro23" style:family="table-row">
      <style:table-row-properties style:row-height="3.217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2.515cm" fo:break-before="auto" style:use-optimal-row-height="true"/>
    </style:style>
    <style:style style:name="ro2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1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1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1" office:value-type="string" table:number-columns-spanned="2" table:number-rows-spanned="1">
            <text:p>thuma[then / limaadzaa[dlaczego / * / yah^dithu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1" office:value-type="string" table:number-columns-spanned="2" table:number-rows-spanned="1">
            <text:p>h^aytha[gdzie / an-haa[to-jest / taatiy[pochodzi / *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1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1" office:value-type="string" table:number-columns-spanned="2" table:number-rows-spanned="1">
            <text:p>hal-kyaan[was? / hunaaka[there / aiyu[any / mithaal[example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1" office:value-type="string" table:number-columns-spanned="2" table:number-rows-spanned="1">
            <text:p>hal[is? / yuwdhad[exist / aiyu[jakis` / mithaal[przykl`ad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1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1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`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1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1" office:value-type="string" table:number-columns-spanned="2" table:number-rows-spanned="1">
            <text:p>eph^aath[badania / daAnaa[chodz`my~aph^aatha[badania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07T11:25:18.6">
            <text:p>1207 <text:s/>112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07T11:25:18.61">
            <text:p>1207 <text:s/>1125</text:p>
          </table:table-cell>
          <table:table-cell table:style-name="ce7" table:formula="of:=NOW()" office:value-type="date" office:date-value="2021-12-07T11:25:20.94">
            <text:p>1207 <text:s/>112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07T11:25:20.94">
            <text:p>1207 <text:s/>112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2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2021/12/07</text:date>, <text:time>11:2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07T11:25:20.29</dc:date>
    <dc:creator>iwabuchi ken</dc:creator>
    <meta:editing-duration>P10DT10H38M18S</meta:editing-duration>
    <meta:editing-cycles>1533</meta:editing-cycles>
    <meta:generator>OpenOffice/4.1.3$Win32 OpenOffice.org_project/413m1$Build-9783</meta:generator>
    <meta:document-statistic meta:table-count="1" meta:cell-count="331" meta:object-count="0"/>
  </office:meta>
</office:document-meta>
</file>